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quisitos de inscripción</text:span><text:span text:style-name="T2"/></text:p>
      <text:p text:style-name="P1"><text:span text:style-name="T2"/></text:p>
      <text:p text:style-name="P1"><text:span text:style-name="T2">1.1 Registre la ID del juego;</text:span></text:p>
      <text:p text:style-name="P1"><text:span text:style-name="T2">1.2 Registrar el NickName idéntico al del juego;</text:span></text:p>
      <text:p text:style-name="P1"><text:span text:style-name="T2"/></text:p>
      <text:p text:style-name="P1"><text:span text:style-name="T3">Acerca de los partidos</text:span><text:span text:style-name="T4"/></text:p>
      <text:p text:style-name="P1"><text:span text:style-name="T4"/></text:p>
      <text:p text:style-name="P1"><text:span text:style-name="T4">2.1 Modo MATTA-MATA (partido personalizado);</text:span></text:p>
      <text:p text:style-name="P1"><text:span text:style-name="T4">2.2 TOTAL de 3 partidos</text:span></text:p>
      <text:p text:style-name="P1"><text:span text:style-name="T4">2.2.1 Al final de 3 combates, gana el que tenga 2, en caso de empate, gana el que tenga más puntos de combate;</text:span></text:p>
      <text:p text:style-name="P1"><text:span text:style-name="T4">2.2.2 Los primeros 2 partidos serán en HOST alternativo;</text:span></text:p>
      <text:p text:style-name="P1"><text:span text:style-name="T4">2.2.3 Si necesita el tercero, el jugador con más puntos tiene derecho a acoger;</text:span></text:p>
      <text:p text:style-name="P1"><text:span text:style-name="T4"/></text:p>
      <text:p text:style-name="P1"><text:span text:style-name="T5">Sobre el equipo</text:span></text:p>
      <text:p text:style-name="P1"><text:span text:style-name="T6"/></text:p>
      <text:p text:style-name="P1"><text:span text:style-name="T6">3.1 Granadas básicas solamente;</text:span></text:p>
      <text:p text:style-name="P1"><text:span text:style-name="T6">3.2 Botiquín médico a elección del jugador;</text:span></text:p>
      <text:p text:style-name="P1"><text:span text:style-name="T6">3.3 Solo radar y antirradar;</text:span></text:p>
      <text:p text:style-name="P1"><text:span text:style-name="T6">3.4 Todas las armas permitidas;</text:span></text:p>
      <text:p text:style-name="P1"><text:span text:style-name="T6">3.5 Todos los chalecos permitidos;</text:span></text:p>
      <text:p text:style-name="P1"><text:span text:style-name="T6"/></text:p>
      <text:p text:style-name="P1"><text:span text:style-name="T7">Sobre el Torneo</text:span></text:p>
      <text:p text:style-name="P1"><text:span text:style-name="T8"/></text:p>
      <text:p text:style-name="P1"><text:span text:style-name="T8">4.1 Formato Mundial de Selecciones;</text:span></text:p>
      <text:p text:style-name="P1"><text:span text:style-name="T8">4.2 Selección de la semilla (Efectuada por la organización);</text:span></text:p>
      <text:p text:style-name="P1"><text:span text:style-name="T8">4.3 Sorteo de grupos;</text:span></text:p>
      <text:p text:style-name="P1"><text:span text:style-name="T8">4.4 32 jugadores;</text:span></text:p>
      <text:p text:style-name="P1"><text:span text:style-name="T8">4,5 8 grupos de 4 jugadores;</text:span></text:p>
      <text:p text:style-name="P1"><text:span text:style-name="T8">4.6 Todos en el grupo se enfrentan entre sí;</text:span></text:p>
      <text:p text:style-name="P1"><text:span text:style-name="T8">4.7 Los primeros 2 Califican;</text:span></text:p>
      <text:p text:style-name="P1"><text:span text:style-name="T8">4.8 El equipo en primer lugar se encuentra con el equipo en segundo lugar desde el costado;</text:span></text:p>
      <text:p text:style-name="P1"><text:span text:style-name="T8">4.9 Teclas predefinidas;</text:span></text:p>
      <text:p text:style-name="P1"><text:span text:style-name="T8"/></text:p>
      <text:p text:style-name="P1"><text:span text:style-name="T9">Acerca de las fechas</text:span></text:p>
      <text:p text:style-name="P1"><text:span text:style-name="T10"/></text:p>
      <text:p text:style-name="P1"><text:span text:style-name="T10">5.1 La ronda tendrá una duración de 1 semana;</text:span></text:p>
      <text:p text:style-name="P1"><text:span text:style-name="T10">5.2 A partir del viernes;</text:span></text:p>
      <text:p text:style-name="P1"><text:span text:style-name="T10">5.3 Si el jugador no responde a las llamadas de marcado de batalla, perderá por WO;</text:span></text:p>
      <text:p text:style-name="P1"><text:span text:style-name="T10">5.4 La no finalización intencionada de la batalla por parte de los jugadores resultará en un empate;</text:span></text:p>
      <text:p text:style-name="P1"><text:span text:style-name="T10"/></text:p>
      <text:p text:style-name="P1"><text:span text:style-name="T11">Puntuación</text:span></text:p>
      <text:p text:style-name="P1"><text:span text:style-name="T12"/></text:p>
      <text:p text:style-name="P1"><text:span text:style-name="T12">6.1 Victoria Perfecta: 3 puntos;</text:span></text:p>
      <text:p text:style-name="P1"><text:span text:style-name="T12">6.2 Victoria (2x1): 2 puntos; (si el jugador gana con una puntuación de 2 x 1, obtiene solo 2 puntos)</text:span></text:p>
      <text:p text:style-name="P1"><text:span text:style-name="T12">6.3 Empate: 1 punto;</text:span></text:p>
      <text:p text:style-name="P1"><text:span text:style-name="T12">6.4 Derrota (1x2): 1 punto;</text:span></text:p>
      <text:p text:style-name="P1"><text:span text:style-name="T12">6.5 Derrota (0x2): 0 punto;</text:span></text:p>
      <text:p text:style-name="P1"><text:span text:style-name="T12">6.6 Se utilizarán puntos de combate de desempate;</text:span></text:p>
      <text:p text:style-name="P1"><text:span text:style-name="T12"/></text:p>
      <text:p text:style-name="P1"><text:span text:style-name="T13">Validación</text:span></text:p>
      <text:p text:style-name="P1"><text:span text:style-name="T14"/></text:p>
      <text:p text:style-name="P1"><text:span text:style-name="T14">7.1 El partido solo se validará si se envían las capturas de pantalla de las batallas jugadas;</text:span></text:p>
      <text:p text:style-name="P1"><text:span text:style-name="T14">7.2 El único canal de envío será a través del mensaje privado de los organizadores;</text:span></text:p>
      <text:p text:style-name="P1"><text:span text:style-name="T14"/></text:p>
      <text:p text:style-name="P1"><text:span text:style-name="T15">Castigo</text:span><text:span text:style-name="T16"/></text:p>
      <text:p text:style-name="P1"><text:span text:style-name="T16"/></text:p>
      <text:p text:style-name="P1"><text:span text:style-name="T16">8.1 Si el jugador no cumple con una de las reglas de equipamiento, perderá el PARTIDO en cuestión por la puntuación de combate de 200 x 0;</text:span></text:p>
      <text:p text:style-name="P1"><text:span text:style-name="T16">8.2 El jugador no podrá cambiar su Nickname sin previo aviso a los organizadores. Si comienza una ronda con un nombre diferente, la ronda se anulará y su oponente ganará por W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